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4">
      <style:paragraph-properties fo:text-align="justify" style:justify-single-word="false"/>
    </style:style>
    <style:style style:name="P5" style:family="paragraph" style:parent-style-name="First_20_paragraph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54º Green Drinks | Sin Contaminación del Aire</text:h>
      <text:p text:style-name="P5">Estamos celebrando los 6 años de Green Drinks y queremos invitarte a discutir sobre el aire limpio, y los objetivos ONU de Desarrollo Sostenible 2030. El tercero de los 17 objetivos apunta a mejorar la salud y el bienestar. Por eso una meta es lograr "reducir las muertes y enfermedades producidas por <text:a xlink:type="simple" xlink:href="https://www.un.org/sustainabledevelopment/health/" text:style-name="Internet_20_link" text:visited-style-name="Visited_20_Internet_20_Link"><text:span text:style-name="Definition">contaminantes en aire, agua y tierra"</text:span></text:a>.</text:p>
      <text:p text:style-name="P2">¿Sabías que a nivel mundial la contaminación del aire produce una de cada nueve muertes? Por eso la ONU declara que es <text:a xlink:type="simple" xlink:href="https://www.unenvironment.org/explore-topics/air" text:style-name="Internet_20_link" text:visited-style-name="Visited_20_Internet_20_Link"><text:span text:style-name="Definition">el riesgo ambiental más riesgoso para nuestra salud</text:span></text:a>. Y también las ciudades del mundo ocupan un 3% de la superficie terrestre, pero <text:a xlink:type="simple" xlink:href="https://www.un.org/sustainabledevelopment/cities/" text:style-name="Internet_20_link" text:visited-style-name="Visited_20_Internet_20_Link"><text:span text:style-name="Definition">producen el 70% de consumo energetico y 75% de las emisiones de carbono</text:span></text:a>. Y de la tierra restante, cerca de <text:a xlink:type="simple" xlink:href="https://www.un.org/sustainabledevelopment/biodiversity/" text:style-name="Internet_20_link" text:visited-style-name="Visited_20_Internet_20_Link"><text:span text:style-name="Definition">1,6 billones de personas dependen de bosques para trabajar</text:span></text:a>, incluyendo 70 millones de aborígenes.</text:p>
      <text:p text:style-name="P2">¿Sabías que de acuerdo con los parámetros de la Organización Mundial de la Salud, 91% de la población mundial vive en lugares donde <text:a xlink:type="simple" xlink:href="https://www.who.int/airpollution/en/" text:style-name="Internet_20_link" text:visited-style-name="Visited_20_Internet_20_Link"><text:span text:style-name="Definition">la calidad del aire está por debajo de la línea sana?</text:span></text:a>. Necesitamos grandes cambios y conocer lo que pasa y podemos hacer. De estos temas vamos a estar hablando el próximo miércoles.</text:p>
      <text:h text:style-name="P4" text:outline-level="4">El próximo miércoles 12 de junio, de 20:00 a 22:30 hs, tendrá lugar la 54° jornada de Green. El lugar de encuentro será The Bottom Bar, Achával Rodríguez 225, Bº Güemes, bajo la temática “Sin Contaminación del Aire”.</text:h>
      <text:p text:style-name="P5">Los disertantes y sus temas van a ser los siguientes: Federico Kopta, Biólogo y Profesor, Presidente del Foro Ambiental Córdoba, con el tema "¿Cuál es la calidad de los 13kg de aire que consumimos diariamente?"; la Arquitecta. Sara Pomazan, Fundadora de Estudio de Arquitectura “Techos Vivos”, con el tema: "El potencial de las infraestructuras verdes, Caso en Córdoba: Medición y Ordenanza"; Iván Tavera Busso, Bioquímico, Dr. en Ciencias Biológicas, Becario Post-Doctoral de CONICET, con el tema: "Efectos en la Salud de la Exposición a Contaminantes Atmosféricos y Estrategias de Mitigación/Adaptación"; el Ingeniero Aeronáutico Leonardo Peralta, Coordinador de Plantando Futuro, con el tema: "Recuperando el verde, recuperando el aire".</text:p>
      <text:p text:style-name="P2"><text:span text:style-name="T1">Las inscripciones pueden realizarse desde </text:span><text:a xlink:type="simple" xlink:href="http://greendrinkscba.org/" text:style-name="Internet_20_link" text:visited-style-name="Visited_20_Internet_20_Link"><text:span text:style-name="Definition"><text:span text:style-name="T1">nuestro</text:span></text:span></text:a><text:a xlink:type="simple" xlink:href="http://greendrinkscba.org/" text:style-name="Internet_20_link" text:visited-style-name="Visited_20_Internet_20_Link"><text:span text:style-name="Definition"><text:span text:style-name="T1"> sitio web</text:span></text:span></text:a>.</text:p>
      <text:p text:style-name="P2">Por consultas: info@greendrinkscb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6-10T01:04:53.731498065</dc:date>
    <meta:editing-duration>PT15S</meta:editing-duration>
    <meta:editing-cycles>1</meta:editing-cycles>
    <meta:document-statistic meta:table-count="0" meta:image-count="0" meta:object-count="0" meta:page-count="1" meta:paragraph-count="9" meta:word-count="357" meta:character-count="2209" meta:non-whitespace-character-count="1860"/>
    <meta:generator>LibreOffice/5.2.7.2$Linux_X86_64 LibreOffice_project/20m0$Build-2</meta:generator>
  </office:meta>
</office:document-meta>
</file>